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 Black" svg:font-family="'Arial Black'" style:font-family-generic="swiss"/>
    <style:font-face style:name="Courier 10 Pitch" svg:font-family="'Courier 10 Pitch'" style:font-pitch="fixed"/>
    <style:font-face style:name="FreeSans1" svg:font-family="Free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4.76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15.59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7.13mm" fo:break-before="auto" style:use-optimal-row-height="false"/>
    </style:style>
    <style:style style:name="ro7" style:family="table-row">
      <style:table-row-properties style:row-height="10.57mm" fo:break-before="auto" style:use-optimal-row-height="false"/>
    </style:style>
    <style:style style:name="ro8" style:family="table-row">
      <style:table-row-properties style:row-height="5.01mm" fo:break-before="auto" style:use-optimal-row-height="false"/>
    </style:style>
    <style:style style:name="ro9" style:family="table-row">
      <style:table-row-properties style:row-height="3.42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PageStyle_5f_Project_20_Timeline">
      <style:table-properties table:display="true" style:writing-mode="lr-tb" tableooo:tab-color="#f79646"/>
    </style: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 style:data-style-name="N10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109">
      <style:table-cell-properties fo:border-bottom="none" fo:background-color="#f2f2f2" style:text-align-source="fix" style:repeat-content="false" fo:wrap-option="no-wrap" fo:border-left="0.06pt solid #dddddd" style:direction="ltr" fo:border-right="none" style:rotation-angle="0" style:rotation-align="none" style:shrink-to-fit="false" fo:border-top="0.06pt solid #dddddd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109">
      <style:table-cell-properties fo:border-bottom="none" fo:background-color="#f2f2f2" style:text-align-source="fix" style:repeat-content="false" fo:wrap-option="no-wrap" fo:border-left="0.0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dddddd" fo:background-color="#f2f2f2" style:diagonal-bl-tr="none" style:diagonal-tl-br="none" style:text-align-source="fix" style:repeat-content="false" fo:wrap-option="no-wrap" fo:border-left="0.0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24pt" style:font-size-asian="24pt" style:font-size-complex="24pt"/>
    </style:style>
    <style:style style:name="ce9" style:family="table-cell" style:parent-style-name="Default">
      <style:table-cell-properties fo:background-color="#ffcc99"/>
      <style:text-properties fo:color="#000000"/>
    </style:style>
    <style:style style:name="ce10" style:family="table-cell" style:parent-style-name="Default">
      <style:table-cell-properties fo:background-color="#99ccff"/>
      <style:text-properties fo:color="#000000"/>
    </style:style>
    <style:style style:name="ce11" style:family="table-cell" style:parent-style-name="Default">
      <style:table-cell-properties fo:background-color="#ccff99"/>
      <style:text-properties fo:color="#000000"/>
    </style:style>
    <style:style style:name="ce12" style:family="table-cell" style:parent-style-name="Default">
      <style:table-cell-properties fo:background-color="#cc99ff"/>
      <style:text-properties fo:color="#000000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Excel_20_Built-in_20_Heading_20_1" style:data-style-name="N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ddddd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Excel_20_Built-in_20_Heading_20_3" style:data-style-name="N115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C5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ce1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5.72mm" style:writing-mode="page"/>
      <style:text-properties fo:color="#000000" fo:font-style="italic" style:font-style-asian="italic" style:font-style-complex="italic"/>
    </style:style>
    <style:style style:name="ce19" style:family="table-cell" style:parent-style-name="Default">
      <style:table-cell-properties fo:border-bottom="0.06pt solid #dddddd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2mm" style:writing-mode="page"/>
    </style:style>
    <style:style style:name="ce20" style:family="table-cell" style:parent-style-name="Excel_20_Built-in_20_Heading_20_3" style:data-style-name="N115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D5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  <style:text-properties fo:color="#000000"/>
    </style:style>
    <style:style style:name="ce23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  <style:text-properties fo:color="#000000"/>
    </style:style>
    <style:style style:name="ce24" style:family="table-cell" style:parent-style-name="Default">
      <style:table-cell-properties fo:border-bottom="0.06pt solid #ddddd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2mm" style:writing-mode="page"/>
      <style:text-properties fo:color="#ffffff"/>
    </style:style>
    <style:style style:name="ce25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E5"/>
    </style:style>
    <style:style style:name="ce26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F5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ce2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ce29" style:family="table-cell" style:parent-style-name="Default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5.72mm" style:writing-mode="page"/>
      <style:text-properties fo:color="#000000" fo:font-style="italic" style:font-style-asian="italic" style:font-style-complex="italic"/>
    </style:style>
    <style:style style:name="ce30" style:family="table-cell" style:parent-style-name="Default">
      <style:table-cell-properties fo:border-bottom="0.06pt solid #ddddd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2mm" style:writing-mode="page"/>
    </style:style>
    <style:style style:name="ce31" style:family="table-cell" style:parent-style-name="Excel_20_Built-in_20_Heading_20_1" style:data-style-name="N0">
      <style:table-cell-properties fo:border-bottom="none" fo:background-color="#a6a6a6" style:cell-protect="protected" style:print-content="true" style:diagonal-bl-tr="none" style:diagonal-tl-br="none" style:text-align-source="fix" style:repeat-content="false" fo:wrap-option="no-wrap" fo:border-left="none" style:direction="ltr" fo:border-right="0.06pt solid #dddddd" style:rotation-angle="0" style:rotation-align="none" style:shrink-to-fit="false" fo:border-top="0.06pt solid #dddddd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Excel_20_Built-in_20_Heading_20_3" style:data-style-name="N115">
      <style:table-cell-properties fo:border-bottom="none" fo:background-color="#a6a6a6" style:cell-protect="protected" style:print-content="true" style:diagonal-bl-tr="none" style:diagonal-tl-br="none" style:text-align-source="fix" style:repeat-content="false" fo:wrap-option="no-wrap" fo:border-left="none" style:direction="ltr" fo:border-right="0.0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G5"/>
    </style:style>
    <style:style style:name="ce34" style:family="table-cell" style:parent-style-name="Excel_20_Built-in_20_Heading_20_1" style:data-style-name="N0">
      <style:table-cell-properties fo:border-bottom="none" fo:background-color="#a6a6a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ddddd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Excel_20_Built-in_20_Heading_20_3" style:data-style-name="N115">
      <style:table-cell-properties fo:background-color="#a6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H5"/>
    </style:style>
    <style:style style:name="ce37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ce38" style:family="table-cell" style:parent-style-name="Default" style:data-style-name="N115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I5"/>
    </style:style>
    <style:style style:name="ce39" style:family="table-cell" style:parent-style-name="Default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ce40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5.72mm" style:writing-mode="page"/>
      <style:text-properties fo:color="#000000" fo:font-style="italic" style:font-style-asian="italic" style:font-style-complex="italic"/>
    </style:style>
    <style:style style:name="ce41" style:family="table-cell" style:parent-style-name="Default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Excel_20_Built-in_20_Heading_20_3" style:data-style-name="N115">
      <style:table-cell-properties fo:border-bottom="none" fo:background-color="#a6a6a6" style:cell-protect="protected" style:print-content="true" style:diagonal-bl-tr="none" style:diagonal-tl-br="none" style:text-align-source="fix" style:repeat-content="false" fo:wrap-option="no-wrap" fo:border-left="none" style:direction="ltr" fo:border-right="0.0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15">
      <style:table-cell-properties fo:border-bottom="none" fo:background-color="#d9d9d9" style:text-align-source="fix" style:repeat-content="false" fo:wrap-option="no-wrap" fo:border-left="none" style:direction="ltr" fo:border-right="0.0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#REF!=TODAY())" style:apply-style-name="ConditionalStyle_5f_1" style:base-cell-address="'Project Timeline'.J5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5.72mm" style:writing-mode="page"/>
    </style:style>
    <style:style style:name="ce48" style:family="table-cell" style:parent-style-name="Default">
      <style:table-cell-properties fo:border-bottom="0.06pt solid #dddddd" style:diagonal-bl-tr="none" style:diagonal-tl-br="none" style:text-align-source="fix" style:repeat-content="false" fo:background-color="transparent" fo:wrap-option="no-wrap" fo:border-left="none" style:direction="ltr" fo:border-right="0.0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5.72mm" style:writing-mode="page"/>
    </style:style>
    <style:style style:name="ce49" style:family="table-cell" style:parent-style-name="Default">
      <style:table-cell-properties fo:background-color="#cc99ff" style:text-align-source="fix" style:repeat-content="false" fo:wrap-option="wrap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50" style:family="table-cell" style:parent-style-name="Default">
      <style:table-cell-properties fo:background-color="#cc99ff" style:text-align-source="fix" style:repeat-content="false" fo:wrap-option="wrap" style:vertical-align="middle"/>
      <style:paragraph-properties fo:text-align="center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cc99ff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.72mm" style:writing-mode="page"/>
    </style:style>
    <style:style style:name="gr1" style:family="graphic">
      <style:graphic-properties draw:marker-end="Arrowheads_20_1" draw:fill-color="#330033" draw:textarea-horizontal-align="center" draw:textarea-vertical-align="middle"/>
    </style:style>
    <style:style style:name="P1" style:family="paragraph">
      <loext:graphic-properties draw:fill-color="#330033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Timeline" table:style-name="ta1">
        <office:forms form:automatic-focus="false" form:apply-design-mode="false"/>
        <table:shapes>
          <draw:line draw:z-index="0" draw:style-name="gr1" draw:text-style-name="P1" svg:x1="137.14mm" svg:y1="90.73mm" svg:x2="148.03mm" svg:y2="90.74mm">
            <text:p/>
          </draw:line>
        </table:shapes>
        <table:table-column table:style-name="co1" table:default-cell-style-name="Default"/>
        <table:table-column table:style-name="co2" table:default-cell-style-name="ce7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4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Project Timeline</text:p>
          </table:table-cell>
          <table:table-cell table:number-columns-repeated="1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"/>
          <table:table-cell table:number-columns-repeated="12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"/>
          <table:table-cell table:style-name="ce7" office:value-type="string" calcext:value-type="string" table:number-columns-spanned="4" table:number-rows-spanned="1">
            <text:p>Innovation Fund Year 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Innovation Fund Year 2</text:p>
          </table:table-cell>
          <table:covered-table-cell table:number-columns-repeated="3" table:style-name="Default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header-rows>
          <table:table-row table:style-name="ro4">
            <table:table-cell/>
            <table:table-cell table:style-name="ce3"/>
            <table:table-cell table:style-name="ce14" office:value-type="float" office:value="2018" calcext:value-type="float" table:number-columns-spanned="4" table:number-rows-spanned="1">
              <text:p>2018</text:p>
            </table:table-cell>
            <table:covered-table-cell table:number-columns-repeated="3" table:style-name="ce14"/>
            <table:table-cell table:style-name="ce31" office:value-type="float" office:value="2019" calcext:value-type="float" table:number-columns-spanned="4" table:number-rows-spanned="1">
              <text:p>2019</text:p>
            </table:table-cell>
            <table:covered-table-cell table:number-columns-repeated="2" table:style-name="ce34"/>
            <table:covered-table-cell table:style-name="ce31"/>
            <table:table-cell table:style-name="Default" office:value-type="string" calcext:value-type="string">
              <text:p><text:s/></text:p>
            </table:table-cell>
            <table:table-cell table:number-columns-repeated="3"/>
            <table:table-cell table:style-name="Default"/>
            <table:table-cell table:number-columns-repeated="1009"/>
          </table:table-row>
          <table:table-row table:style-name="ro5">
            <table:table-cell/>
            <table:table-cell table:style-name="ce4"/>
            <table:table-cell table:style-name="ce15" office:value-type="string" calcext:value-type="string" table:number-columns-spanned="4" table:number-rows-spanned="1">
              <text:p>Quarterly</text:p>
            </table:table-cell>
            <table:covered-table-cell table:style-name="ce20" table:formula="of:=IF(TEXT(#REF!;&quot;mmm&quot;)=TEXT(#REF!;&quot;mmm&quot;);&quot;&quot;;LOWER(TEXT(#REF!;&quot;mmm&quot;)))">
              <text:p/>
            </table:covered-table-cell>
            <table:covered-table-cell table:style-name="ce20" table:formula="of:=IF(TEXT(#REF!;&quot;mmm&quot;)=TEXT(#REF!;&quot;mmm&quot;);&quot;&quot;;LOWER(TEXT(#REF!;&quot;mmm&quot;)))">
              <text:p/>
            </table:covered-table-cell>
            <table:covered-table-cell table:style-name="ce20" table:formula="of:=IF(TEXT(#REF!;&quot;mmm&quot;)=TEXT(#REF!;&quot;mmm&quot;);&quot;&quot;;LOWER(TEXT(#REF!;&quot;mmm&quot;)))">
              <text:p/>
            </table:covered-table-cell>
            <table:table-cell table:style-name="ce32" office:value-type="string" calcext:value-type="string" table:number-columns-spanned="4" table:number-rows-spanned="1">
              <text:p>Quarterly</text:p>
            </table:table-cell>
            <table:covered-table-cell table:style-name="ce35" table:formula="of:=IF(TEXT(#REF!;&quot;mmm&quot;)=TEXT(#REF!;&quot;mmm&quot;);&quot;&quot;;LOWER(TEXT(#REF!;&quot;mmm&quot;)))">
              <text:p/>
            </table:covered-table-cell>
            <table:covered-table-cell table:style-name="ce35" table:formula="of:=IF(TEXT(#REF!;&quot;mmm&quot;)=TEXT(#REF!;&quot;mmm&quot;);&quot;&quot;;LOWER(TEXT(#REF!;&quot;mmm&quot;)))">
              <text:p/>
            </table:covered-table-cell>
            <table:covered-table-cell table:style-name="ce45" table:formula="of:=IF(TEXT(#REF!;&quot;mmm&quot;)=TEXT(#REF!;&quot;mmm&quot;);&quot;&quot;;LOWER(TEXT(#REF!;&quot;mmm&quot;)))">
              <text:p/>
            </table:covered-table-cell>
            <table:table-cell table:style-name="Default" office:value-type="string" calcext:value-type="string">
              <text:p><text:s/></text:p>
            </table:table-cell>
            <table:table-cell table:number-columns-repeated="3"/>
            <table:table-cell table:style-name="Default"/>
            <table:table-cell table:number-columns-repeated="1009"/>
          </table:table-row>
          <table:table-row table:style-name="ro6">
            <table:table-cell/>
            <table:table-cell table:style-name="ce4" office:value-type="string" calcext:value-type="string">
              <text:p>project: </text:p>
            </table:table-cell>
            <table:table-cell table:style-name="ce16" office:value-type="string" calcext:value-type="string">
              <text:p>First</text:p>
            </table:table-cell>
            <table:table-cell table:style-name="ce21" office:value-type="string" calcext:value-type="string">
              <text:p>Second </text:p>
            </table:table-cell>
            <table:table-cell table:style-name="ce25" office:value-type="string" calcext:value-type="string">
              <text:p>Third </text:p>
            </table:table-cell>
            <table:table-cell table:style-name="ce26" office:value-type="string" calcext:value-type="string">
              <text:p>Fourth</text:p>
            </table:table-cell>
            <table:table-cell table:style-name="ce33" office:value-type="string" calcext:value-type="string">
              <text:p>First</text:p>
            </table:table-cell>
            <table:table-cell table:style-name="ce36" office:value-type="string" calcext:value-type="string">
              <text:p>Second </text:p>
            </table:table-cell>
            <table:table-cell table:style-name="ce38" office:value-type="string" calcext:value-type="string">
              <text:p>Third </text:p>
            </table:table-cell>
            <table:table-cell table:style-name="ce46" office:value-type="string" calcext:value-type="string">
              <text:p>Fourth</text:p>
            </table:table-cell>
            <table:table-cell table:style-name="Default"/>
            <table:table-cell table:number-columns-repeated="3"/>
            <table:table-cell table:style-name="Default"/>
            <table:table-cell table:number-columns-repeated="1009"/>
          </table:table-row>
        </table:table-header-rows>
        <table:table-row table:style-name="ro7">
          <table:table-cell/>
          <table:table-cell table:style-name="ce5"/>
          <table:table-cell table:style-name="ce17"/>
          <table:table-cell table:style-name="ce22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47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5" office:value-type="string" calcext:value-type="string">
            <text:p>Pulse Oximeter</text:p>
          </table:table-cell>
          <table:table-cell table:style-name="ce18" office:value-type="string" calcext:value-type="string" table:number-columns-spanned="4" table:number-rows-spanned="1">
            <text:p>Pulse Oximeter:</text:p>
            <text:p>Phase II</text:p>
          </table:table-cell>
          <table:covered-table-cell table:style-name="ce23"/>
          <table:covered-table-cell table:style-name="ce17"/>
          <table:covered-table-cell table:style-name="ce28"/>
          <table:table-cell table:style-name="ce17"/>
          <table:table-cell table:style-name="ce27"/>
          <table:table-cell table:style-name="ce17"/>
          <table:table-cell table:style-name="ce47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5"/>
          <table:table-cell table:style-name="ce17"/>
          <table:table-cell table:style-name="Default"/>
          <table:table-cell table:style-name="ce17"/>
          <table:table-cell table:style-name="ce29" office:value-type="string" calcext:value-type="string" table:number-columns-spanned="4" table:number-rows-spanned="1">
            <text:p>Pulse Oximeter:</text:p>
            <text:p>Phase III</text:p>
          </table:table-cell>
          <table:covered-table-cell table:style-name="ce17"/>
          <table:covered-table-cell table:style-name="ce27"/>
          <table:covered-table-cell table:style-name="ce39"/>
          <table:table-cell table:style-name="ce47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5"/>
          <table:table-cell table:style-name="ce17"/>
          <table:table-cell table:style-name="ce22"/>
          <table:table-cell table:style-name="ce17"/>
          <table:table-cell table:style-name="Default"/>
          <table:table-cell table:style-name="ce17"/>
          <table:table-cell table:style-name="ce37"/>
          <table:table-cell table:style-name="ce40" office:value-type="string" calcext:value-type="string">
            <text:p>Pulse Oximeter:</text:p>
            <text:p>Phase IV</text:p>
          </table:table-cell>
          <table:table-cell table:style-name="ce37"/>
          <table:table-cell table:style-name="ce49"/>
          <table:table-cell table:style-name="ce50" office:value-type="string" calcext:value-type="string" table:number-columns-spanned="3" table:number-rows-spanned="1">
            <text:p>Continue to build this network</text:p>
          </table:table-cell>
          <table:covered-table-cell table:number-columns-repeated="2" table:style-name="ce51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5"/>
          <table:table-cell table:style-name="ce17"/>
          <table:table-cell table:style-name="ce22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47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6"/>
          <table:table-cell table:style-name="ce19"/>
          <table:table-cell table:style-name="ce24"/>
          <table:table-cell table:style-name="ce19"/>
          <table:table-cell table:style-name="ce30"/>
          <table:table-cell table:style-name="ce19"/>
          <table:table-cell table:style-name="ce30"/>
          <table:table-cell table:style-name="ce19"/>
          <table:table-cell table:style-name="ce48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8">
          <table:table-cell table:number-columns-repeated="14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Project Phases </text:p>
          </table:table-cell>
          <table:table-cell table:style-name="Default" table:number-columns-repeated="6"/>
          <table:table-cell table:number-columns-repeated="6"/>
          <table:table-cell table:style-name="Default"/>
          <table:table-cell table:number-columns-repeated="1009"/>
        </table:table-row>
        <table:table-row table:style-name="ro9">
          <table:table-cell/>
          <table:table-cell table:style-name="Default" table:number-columns-repeated="7"/>
          <table:table-cell table:number-columns-repeated="6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Phase I: </text:p>
          </table:table-cell>
          <table:table-cell table:style-name="ce9" office:value-type="string" calcext:value-type="string">
            <text:p>1. Device Design</text:p>
            <text:p>2. Prototype Creation</text:p>
          </table:table-cell>
          <table:table-cell table:style-name="ce9" table:number-columns-repeated="5"/>
          <table:table-cell table:style-name="ce41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10" office:value-type="string" calcext:value-type="string">
            <text:p>Phase II: </text:p>
          </table:table-cell>
          <table:table-cell table:style-name="ce10" office:value-type="string" calcext:value-type="string">
            <text:p>3. Experimental calibration &amp; validation</text:p>
          </table:table-cell>
          <table:table-cell table:style-name="ce10" table:number-columns-repeated="5"/>
          <table:table-cell table:style-name="ce42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11" office:value-type="string" calcext:value-type="string">
            <text:p>Phase III:</text:p>
          </table:table-cell>
          <table:table-cell table:style-name="ce11" office:value-type="string" calcext:value-type="string">
            <text:p>4. Health Canada Approval</text:p>
            <text:p>5. Publicaion</text:p>
          </table:table-cell>
          <table:table-cell table:style-name="ce11" table:number-columns-repeated="5"/>
          <table:table-cell table:style-name="ce43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/>
          <table:table-cell table:style-name="ce12" office:value-type="string" calcext:value-type="string">
            <text:p>Phase IV: </text:p>
          </table:table-cell>
          <table:table-cell table:style-name="ce12" office:value-type="string" calcext:value-type="string">
            <text:p>6. Assembly Instruction</text:p>
            <text:p>7. Knowlege Translation &amp; Product Development/Dissemination</text:p>
          </table:table-cell>
          <table:table-cell table:style-name="ce12" table:number-columns-repeated="5"/>
          <table:table-cell table:style-name="ce44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8">
          <table:table-cell table:number-columns-repeated="14"/>
          <table:table-cell table:style-name="Default"/>
          <table:table-cell table:number-columns-repeated="1009"/>
        </table:table-row>
        <table:table-row table:style-name="ro7" table:number-rows-repeated="5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'Project Timeline'.$A$1" table:cell-range-address="$'Project Timeline'.$A$4:.$AMJ$6" table:range-usable-as="repeat-column repeat-row"/>
        </table:named-expressions>
        <calcext:conditional-formats>
          <calcext:conditional-format calcext:target-range-address="'Project Timeline'.C6:'Project Timeline'.C6">
            <calcext:condition calcext:apply-style-name="ConditionalStyle_1" calcext:value="formula-is(#REF!=TODAY())" calcext:base-cell-address="'Project Timeline'.C5"/>
          </calcext:conditional-format>
          <calcext:conditional-format calcext:target-range-address="'Project Timeline'.D6:'Project Timeline'.D6">
            <calcext:condition calcext:apply-style-name="ConditionalStyle_1" calcext:value="formula-is(#REF!=TODAY())" calcext:base-cell-address="'Project Timeline'.D5"/>
          </calcext:conditional-format>
          <calcext:conditional-format calcext:target-range-address="'Project Timeline'.E6:'Project Timeline'.E6">
            <calcext:condition calcext:apply-style-name="ConditionalStyle_1" calcext:value="formula-is(#REF!=TODAY())" calcext:base-cell-address="'Project Timeline'.E5"/>
          </calcext:conditional-format>
          <calcext:conditional-format calcext:target-range-address="'Project Timeline'.F6:'Project Timeline'.F6">
            <calcext:condition calcext:apply-style-name="ConditionalStyle_1" calcext:value="formula-is(#REF!=TODAY())" calcext:base-cell-address="'Project Timeline'.F5"/>
          </calcext:conditional-format>
          <calcext:conditional-format calcext:target-range-address="'Project Timeline'.G6:'Project Timeline'.G6">
            <calcext:condition calcext:apply-style-name="ConditionalStyle_1" calcext:value="formula-is(#REF!=TODAY())" calcext:base-cell-address="'Project Timeline'.G5"/>
          </calcext:conditional-format>
          <calcext:conditional-format calcext:target-range-address="'Project Timeline'.H6:'Project Timeline'.H6">
            <calcext:condition calcext:apply-style-name="ConditionalStyle_1" calcext:value="formula-is(#REF!=TODAY())" calcext:base-cell-address="'Project Timeline'.H5"/>
          </calcext:conditional-format>
          <calcext:conditional-format calcext:target-range-address="'Project Timeline'.I6:'Project Timeline'.I6">
            <calcext:condition calcext:apply-style-name="ConditionalStyle_1" calcext:value="formula-is(#REF!=TODAY())" calcext:base-cell-address="'Project Timeline'.I5"/>
          </calcext:conditional-format>
          <calcext:conditional-format calcext:target-range-address="'Project Timeline'.J6:'Project Timeline'.J6">
            <calcext:condition calcext:apply-style-name="ConditionalStyle_1" calcext:value="formula-is(#REF!=TODAY())" calcext:base-cell-address="'Project Timeline'.J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 Black" svg:font-family="'Arial Black'" style:font-family-generic="swiss"/>
    <style:font-face style:name="Courier 10 Pitch" svg:font-family="'Courier 10 Pitch'" style:font-pitch="fixed"/>
    <style:font-face style:name="FreeSans1" svg:font-family="Free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/>
    </number:date-style>
    <number:date-style style:name="N115">
      <number:month number:textual="true"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middle"/>
      <style:text-properties fo:color="#595959"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Excel_20_Built-in_20_Heading_20_2" style:display-name="Excel Built-in Heading 2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Excel_20_Built-in_20_Heading_20_3" style:display-name="Excel Built-in Heading 3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f79646" style:text-outline="false" style:text-line-through-style="none" style:text-line-through-type="none" style:font-name="Arial Black" fo:font-family="'Arial Black'" style:font-family-generic="swiss" fo:font-size="31pt" fo:font-style="normal" fo:text-shadow="none" style:text-underline-style="none" fo:font-weight="normal" style:font-size-asian="31pt" style:font-style-asian="normal" style:font-weight-asian="normal" style:font-name-complex="Arial Black" style:font-family-complex="'Arial Black'" style:font-family-generic-complex="swiss" style:font-size-complex="3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79646"/>
      <style:text-properties fo:color="#ffffff"/>
    </style:style>
    <draw:marker draw:name="Arrowheads_20_1" draw:display-name="Arrowheads 1" svg:viewBox="0 0 1131 2256" svg:d="M1127 2120l-449-2006-9-42-25-39-38-25-38-8-43 8-38 25-25 39-9 42-449 2006v13l-4 9 9 42 25 38 38 25 42 9h903l42-9 38-25 26-38 8-42v-9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7.62mm" fo:margin-left="6.35mm" fo:margin-right="6.35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55mm"/>
      </style:footer-style>
    </style:page-layout>
    <style:style style:name="MT1" style:family="text">
      <style:text-properties fo:color="#595959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00-00-00</text:date>, <text:time style:data-style-name="N2" text:time-value="11:29:54.25135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Timeline" style:display-name="PageStyle_Project Timeline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wner</meta:initial-creator>
    <meta:creation-date>2013-03-27T17:47:00</meta:creation-date>
    <dc:date>2017-10-15T12:08:36.660896510</dc:date>
    <meta:generator>LibreOffice/5.2.2.2$Linux_X86_64 LibreOffice_project/20m0$Build-2</meta:generator>
    <meta:editing-duration>PT46M54S</meta:editing-duration>
    <meta:editing-cycles>10</meta:editing-cycles>
    <meta:document-statistic meta:table-count="1" meta:cell-count="38" meta:object-count="1"/>
    <meta:user-defined meta:name="AppVersion">16.0300</meta:user-defined>
  </office:meta>
</office:document-meta>
</file>